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00d705" officeooo:paragraph-rsid="0000d705" style:font-size-asian="6pt" style:font-size-complex="6pt"/>
    </style:style>
    <style:style style:name="P2" style:family="paragraph" style:parent-style-name="Standard">
      <style:text-properties fo:font-size="6pt" officeooo:rsid="000141b6" officeooo:paragraph-rsid="000141b6" style:font-size-asian="6pt" style:font-size-complex="6pt"/>
    </style:style>
    <style:style style:name="P3" style:family="paragraph" style:parent-style-name="Standard">
      <style:text-properties fo:font-size="6pt" officeooo:rsid="0001d6ba" officeooo:paragraph-rsid="0001d6ba" style:font-size-asian="6pt" style:font-size-complex="6pt"/>
    </style:style>
    <style:style style:name="T1" style:family="text">
      <style:text-properties officeooo:rsid="0001d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{ Test and Set <text:s text:c="100"/>Fornaio </text:p>
      <text:p text:style-name="P1">attesati] = true; <text:s text:c="90"/>do{</text:p>
      <text:p text:style-name="P1">chiave = true; <text:s text:c="98"/>scelta[i]=true;</text:p>
      <text:p text:style-name="P1">while (attesati] &amp;&amp; chiave) <text:s text:c="74"/>numero[i]=max(numero[0], numero[i],….numero[n-1])+1</text:p>
      <text:p text:style-name="P1">chiave = TestAndSet(&amp;lock); <text:s text:c="71"/>scelta[i]=false; for(j=0;j&lt;n;j++){while(scelta[j],</text:p>
      <text:p text:style-name="P1">attesati] = false; <text:s text:c="88"/>while((numero[j]!=0)&amp;&amp;(numero[j],j&lt;numero[i]));}</text:p>
      <text:p text:style-name="P1"><text:s text:c="2"/>sezione critica <text:s text:c="90"/>sezione critica</text:p>
      <text:p text:style-name="P1">j = (i+ 1 ) % n ; <text:s text:c="90"/>numero[i]=0; ←indica che pi non vuoile entrare in Scr</text:p>
      <text:p text:style-name="P1">while ((: j != i) &amp;&amp; !attesa[i]) <text:s text:c="69"/>sezione non critica}</text:p>
      <text:p text:style-name="P1">j = (j+ 1 ) % n ; <text:s text:c="91"/>while(true);</text:p>
      <text:p text:style-name="P1">if (j— —i)</text:p>
      <text:p text:style-name="P1">lock = false ; </text:p>
      <text:p text:style-name="P1">else</text:p>
      <text:p text:style-name="P1">attesa tj] = false;</text:p>
      <text:p text:style-name="P1">sezione non critica</text:p>
      <text:p text:style-name="P1">} while (true);</text:p>
      <text:p text:style-name="P1"/>
      <text:p text:style-name="P1"/>
      <text:p text:style-name="P1"/>
      <text:p text:style-name="P2">peterson <text:s text:c="119"/><text:span text:style-name="T1">fibo(){</text:span></text:p>
      <text:p text:style-name="P2">do{flag[i]=true; <text:s text:c="97"/><text:span text:style-name="T1">if(n==0)retunr 0;</text:span></text:p>
      <text:p text:style-name="P2"><text:s/>turno=j; <text:s text:c="3"/>sc <text:s text:c="101"/><text:span text:style-name="T1">if(n==1)return 1;</text:span></text:p>
      <text:p text:style-name="P2">while(flag[i]&amp;&amp;turno==j); <text:s text:c="76"/><text:span text:style-name="T1">else return((fibonacci(n-1)+fibonacci(n-2));</text:span></text:p>
      <text:p text:style-name="P2">sc</text:p>
      <text:p text:style-name="P2">flag[i]=false; </text:p>
      <text:p text:style-name="P2">snc;</text:p>
      <text:p text:style-name="P2">} while (true);</text:p>
      <text:p text:style-name="P2"/>
      <text:p text:style-name="P2"/>
      <text:p text:style-name="P2"/>
      <text:p text:style-name="P3"><text:s text:c="4"/>signal(SIGINT,SIG_IGN);</text:p>
      <text:p text:style-name="P3"><text:s text:c="8"/>printf(" Pid processo primo padre=%d ",getppid());</text:p>
      <text:p text:style-name="P3"><text:s text:c="4"/>execlp("ls","ls",NULL);</text:p>
      <text:p text:style-name="P3"><text:line-break/> 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09:41:37.565000000</meta:creation-date>
    <dc:date>2016-06-30T10:09:31.166000000</dc:date>
    <meta:editing-duration>PT5M7S</meta:editing-duration>
    <meta:editing-cycles>1</meta:editing-cycles>
    <meta:document-statistic meta:table-count="0" meta:image-count="0" meta:object-count="0" meta:page-count="1" meta:paragraph-count="28" meta:word-count="113" meta:character-count="2138" meta:non-whitespace-character-count="760"/>
    <meta:generator>LibreOffice/5.1.3.2$Windows_x86 LibreOffice_project/644e4637d1d8544fd9f56425bd6cec110e49301b</meta:generator>
  </office:meta>
</office:document-meta>
</file>